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Times New Roman" fo:font-size="15pt" fo:language="en" fo:country="GB" style:text-underline-style="solid" style:text-underline-width="auto" style:text-underline-color="font-color" fo:font-weight="bold" officeooo:rsid="0014db07" officeooo:paragraph-rsid="000466cc" style:font-size-asian="13.1000003814697pt" style:language-asian="zxx" style:country-asian="none" style:font-weight-asian="bold" style:font-size-complex="15pt" style:language-complex="zxx" style:country-complex="none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font-name="Times New Roman" fo:font-size="15pt" fo:language="en" fo:country="GB" style:text-underline-style="solid" style:text-underline-width="auto" style:text-underline-color="font-color" fo:font-weight="bold" officeooo:rsid="000466cc" officeooo:paragraph-rsid="000466cc" style:font-size-asian="13.1000003814697pt" style:language-asian="zxx" style:country-asian="none" style:font-weight-asian="bold" style:font-size-complex="15pt" style:language-complex="zxx" style:country-complex="none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Times New Roman" fo:font-size="11pt" fo:language="en" fo:country="GB" style:text-underline-style="none" fo:font-weight="normal" officeooo:rsid="0014db07" officeooo:paragraph-rsid="000466cc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Times New Roman" fo:font-size="11pt" fo:language="en" fo:country="GB" style:text-underline-style="none" fo:font-weight="normal" officeooo:rsid="0014db07" officeooo:paragraph-rsid="00073288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Times New Roman" fo:font-size="11pt" fo:language="en" fo:country="GB" style:text-underline-style="none" fo:font-weight="normal" officeooo:rsid="000466cc" officeooo:paragraph-rsid="000466cc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style:font-name="Times New Roman" fo:font-size="11pt" fo:language="en" fo:country="GB" style:text-underline-style="none" fo:font-weight="normal" officeooo:rsid="0006b3ff" officeooo:paragraph-rsid="0006b3ff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style:font-name="Times New Roman" fo:font-size="11pt" fo:language="en" fo:country="GB" style:text-underline-style="none" fo:font-weight="normal" officeooo:rsid="0006be14" officeooo:paragraph-rsid="0006be14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Times New Roman" fo:font-size="11pt" fo:language="en" fo:country="GB" style:text-underline-style="solid" style:text-underline-width="auto" style:text-underline-color="font-color" fo:font-weight="normal" officeooo:rsid="0006be14" officeooo:paragraph-rsid="0006be14" style:font-size-asian="9.60000038146973pt" style:language-asian="zxx" style:country-asian="none" style:font-weight-asian="normal" style:font-size-complex="11pt" style:language-complex="zxx" style:country-complex="none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GB" style:text-underline-style="solid" style:text-underline-width="auto" style:text-underline-color="font-color" fo:font-weight="bold" officeooo:rsid="0006be14" officeooo:paragraph-rsid="0006be14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T1" style:family="text">
      <style:text-properties officeooo:rsid="000466cc"/>
    </style:style>
    <style:style style:name="T2" style:family="text">
      <style:text-properties fo:font-variant="normal" fo:text-transform="none" fo:color="#202122" fo:letter-spacing="normal"/>
    </style:style>
    <style:style style:name="T3" style:family="text">
      <style:text-properties fo:font-variant="normal" fo:text-transform="none" fo:color="#202122" fo:letter-spacing="normal" officeooo:rsid="00073288"/>
    </style:style>
    <style:style style:name="T4" style:family="text">
      <style:text-properties officeooo:rsid="0006b3ff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canner Functions</text:span>:</text:p>
      <text:p text:style-name="P3"/>
      <text:p text:style-name="P3"><text:span text:style-name="T2">–</text:span> <text:span text:style-name="T4">The scanner function in Java allows a user to input data (such as a string, int or double) into the program.</text:span></text:p>
      <text:p text:style-name="P3"/>
      <text:p text:style-name="P3"><text:span text:style-name="T2">–</text:span> <text:span text:style-name="T4">It is imported using the following syntax:</text:span></text:p>
      <text:p text:style-name="P3"/>
      <text:p text:style-name="P6">import java.util.Scanner;</text:p>
      <text:p text:style-name="P3"/>
      <text:p text:style-name="P2">Code Examples:</text:p>
      <text:p text:style-name="P2"/>
      <text:p text:style-name="P9">Basic Scanner:</text:p>
      <text:p text:style-name="P7"/>
      <text:p text:style-name="P7">import java.util.Scanner;<text:line-break/><text:line-break/>class Main {<text:line-break/> <text:s/>public static void main(String[] args) {<text:line-break/> <text:s text:c="3"/>Scanner scanner = new Scanner(System.in);<text:line-break/> <text:s text:c="3"/>String input = scanner.nextline();<text:line-break/> <text:s text:c="3"/>System.out.println(input);<text:line-break/> <text:s/>}<text:line-break/>}</text:p>
      <text:p text:style-name="P7"/>
      <text:p text:style-name="P8">Input:</text:p>
      <text:p text:style-name="P5"/>
      <text:p text:style-name="P7">My name is Sam.</text:p>
      <text:p text:style-name="P7"/>
      <text:p text:style-name="P8">Output:</text:p>
      <text:p text:style-name="P8"/>
      <text:p text:style-name="P7">My name is Sam.</text:p>
      <text:p text:style-name="P7"/>
      <text:p text:style-name="P9">Explanation:</text:p>
      <text:p text:style-name="P9"><text:span text:style-name="T6"/></text:p>
      <text:p text:style-name="P4"><text:span text:style-name="T2">– </text:span><text:span text:style-name="T3">Line #1 calls the scanner function.</text:span></text:p>
      <text:p text:style-name="P4"><text:span text:style-name="T3"/></text:p>
      <text:p text:style-name="P4"><text:span text:style-name="T3">– Line #5 creates a new scanner called 'scanner'.</text:span></text:p>
      <text:p text:style-name="P4"><text:span text:style-name="T3">– Line #6 creates the string 'input'. 'input' is the string that the user inputs into the program.</text:span></text:p>
      <text:p text:style-name="P4"><text:span text:style-name="T3">– Line #7 prints the variable 'input'.</text:span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M41S</meta:editing-duration>
    <meta:editing-cycles>7</meta:editing-cycles>
    <meta:generator>LibreOffice/5.0.4.2$Windows_x86 LibreOffice_project/2b9802c1994aa0b7dc6079e128979269cf95bc78</meta:generator>
    <dc:date>2022-06-27T12:08:29.294000000</dc:date>
    <meta:document-statistic meta:table-count="0" meta:image-count="0" meta:object-count="0" meta:page-count="1" meta:paragraph-count="16" meta:word-count="107" meta:character-count="706" meta:non-whitespace-character-count="592"/>
    <meta:user-defined meta:name="Info 1"/>
    <meta:user-defined meta:name="Info 2"/>
    <meta:user-defined meta:name="Info 3"/>
    <meta:user-defined meta:name="Info 4"/>
  </office:meta>
</office:document-meta>
</file>